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05AE7A4CBAE.png" manifest:media-type="image/png"/>
  <manifest:file-entry manifest:full-path="Pictures/1000020100000400000004007BC1DC06.png" manifest:media-type="image/png"/>
  <manifest:file-entry manifest:full-path="Pictures/10000000000002D00000015443B190E6.jpg" manifest:media-type="image/jpeg"/>
  <manifest:file-entry manifest:full-path="Pictures/10000000000003200000031FAC36213D.jpg" manifest:media-type="image/jpeg"/>
  <manifest:file-entry manifest:full-path="Pictures/100000000000012C0000012C8F6B69BC.jpg" manifest:media-type="image/jpeg"/>
  <manifest:file-entry manifest:full-path="Pictures/100002010000012C000000B0528A95BC.png" manifest:media-type="image/png"/>
  <manifest:file-entry manifest:full-path="Pictures/1000000000000136000000A3AD80704F.png" manifest:media-type="image/png"/>
  <manifest:file-entry manifest:full-path="Pictures/10000000000000CC000000CC468218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8cm" svg:height="3.81cm" svg:x="21.59cm" svg:y="3.048cm">
          <draw:image xlink:href="Pictures/10000000000000CC000000CC4682183A.png" xlink:type="simple" xlink:show="embed" xlink:actuate="onLoad">
            <text:p/>
          </draw:image>
        </draw:frame>
        <draw:frame draw:style-name="gr1" draw:text-style-name="P1" draw:layer="layout" svg:width="6.159cm" svg:height="3.048cm" svg:x="0.508cm" svg:y="12.446cm">
          <draw:image xlink:href="Pictures/1000000000000136000000A3AD80704F.png" xlink:type="simple" xlink:show="embed" xlink:actuate="onLoad">
            <text:p/>
          </draw:image>
        </draw:frame>
        <draw:frame draw:style-name="gr1" draw:text-style-name="P1" draw:layer="layout" svg:width="7.937cm" svg:height="4.656cm" svg:x="11.684cm" svg:y="11.176cm">
          <draw:image xlink:href="Pictures/100002010000012C000000B0528A95BC.png" xlink:type="simple" xlink:show="embed" xlink:actuate="onLoad">
            <text:p/>
          </draw:image>
        </draw:frame>
        <draw:frame draw:style-name="gr1" draw:text-style-name="P1" draw:layer="layout" svg:width="3.556cm" svg:height="3.556cm" svg:x="7.62cm" svg:y="16.256cm">
          <draw:image xlink:href="Pictures/100000000000012C0000012C8F6B69BC.jpg" xlink:type="simple" xlink:show="embed" xlink:actuate="onLoad">
            <text:p/>
          </draw:image>
        </draw:frame>
        <draw:frame draw:style-name="gr1" draw:text-style-name="P1" draw:layer="layout" svg:width="6.654cm" svg:height="7.576cm" svg:x="20.32cm" svg:y="11.474cm">
          <draw:image xlink:href="Pictures/10000000000003200000031FAC36213D.jpg" xlink:type="simple" xlink:show="embed" xlink:actuate="onLoad">
            <text:p/>
          </draw:image>
        </draw:frame>
        <draw:frame draw:style-name="gr1" draw:text-style-name="P1" draw:layer="layout" svg:width="9.144cm" svg:height="5.08cm" svg:x="1.778cm" svg:y="0.762cm">
          <draw:image xlink:href="Pictures/10000000000002D00000015443B190E6.jpg" xlink:type="simple" xlink:show="embed" xlink:actuate="onLoad">
            <text:p/>
          </draw:image>
        </draw:frame>
        <draw:frame draw:style-name="gr1" draw:text-style-name="P1" draw:layer="layout" svg:width="4.572cm" svg:height="4.274cm" svg:x="13.97cm" svg:y="4.064cm">
          <draw:image xlink:href="Pictures/1000020100000400000004007BC1DC06.png" xlink:type="simple" xlink:show="embed" xlink:actuate="onLoad">
            <text:p/>
          </draw:image>
        </draw:frame>
        <draw:frame draw:style-name="gr1" draw:text-style-name="P1" draw:layer="layout" svg:width="8.466cm" svg:height="2.38cm" svg:x="2.456cm" svg:y="7.526cm">
          <draw:image xlink:href="Pictures/10000201000001400000005AE7A4CB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15:43:53.042757248</meta:creation-date>
    <dc:date>2016-09-14T11:04:35.669465769</dc:date>
    <meta:editing-duration>PT19H13M33S</meta:editing-duration>
    <meta:editing-cycles>3</meta:editing-cycles>
    <meta:generator>LibreOffice/4.2.8.2$Linux_X86_64 LibreOffice_project/420m0$Build-2</meta:generator>
    <meta:document-statistic meta:object-count="31"/>
  </office:meta>
</office:document-meta>
</file>